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Instantiator.constructorArgs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tructorInstantiator.evaluateConstructor( List &lt; Constructor &lt; ? &gt; &gt; matchingConstructors , Constructor &lt; ? &gt; constructo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nstructorInstantiator.multipleMatchingConstructors( Class &lt; ? &gt; cls , List &lt; Constructor &lt; ? &gt; &gt; construc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structorInstantiator.paramsException( Class &lt; ? &gt; cls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structorInstantiator.withParams( Class &lt; T &gt; cls , Object ... param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nstructorInstantiator.invokeConstructor( Constructor &lt; ? &gt; constructor , Object ...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Instantiator.newInstance( Class &lt; T &gt; 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Instantiator.ConstructorInstantiator( boolean hasOuterClassInstance , Object ... constructor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Instantiator.constructorArgTyp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structorInstantiator.paramsMatch( Class &lt; ? &gt; [ ] types , Object [ ] param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structorInstantiator.noMatchingConstructor( Class &lt; ? &gt; c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